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B489080C3482146F.png" manifest:media-type="image/png"/>
  <manifest:file-entry manifest:full-path="Pictures/1000020100000230000001A45A7D5E3205A32EDB.png" manifest:media-type="image/png"/>
  <manifest:file-entry manifest:full-path="Pictures/1000020100000230000001A4578351759A3548ED.png" manifest:media-type="image/png"/>
  <manifest:file-entry manifest:full-path="Pictures/1000020100000230000001A4C16B5672CCC1C5EB.png" manifest:media-type="image/png"/>
  <manifest:file-entry manifest:full-path="Pictures/1000020100000230000001A4B46C0F774BAD1BE1.png" manifest:media-type="image/png"/>
  <manifest:file-entry manifest:full-path="Pictures/1000020100000230000001A4A8859EEF23D8C108.png" manifest:media-type="image/png"/>
  <manifest:file-entry manifest:full-path="Pictures/1000020100000230000001A45528D199730E287B.png" manifest:media-type="image/png"/>
  <manifest:file-entry manifest:full-path="Pictures/1000020100000230000001A46FAD60546E18A0E6.png" manifest:media-type="image/png"/>
  <manifest:file-entry manifest:full-path="Pictures/1000020100000230000001A4AEAEBACABA07CCB5.png" manifest:media-type="image/png"/>
  <manifest:file-entry manifest:full-path="Pictures/1000020100000230000001A4D0614FD255130DEA.png" manifest:media-type="image/png"/>
  <manifest:file-entry manifest:full-path="Pictures/1000020100000230000001A4A544FFC671682A45.png" manifest:media-type="image/png"/>
  <manifest:file-entry manifest:full-path="Pictures/1000020100000230000001A41F988B7E877F2068.png" manifest:media-type="image/png"/>
  <manifest:file-entry manifest:full-path="Pictures/1000020100000230000001A498C4817847F8ABF4.png" manifest:media-type="image/png"/>
  <manifest:file-entry manifest:full-path="Pictures/1000020100000230000001A417837D4163AF7311.png" manifest:media-type="image/png"/>
  <manifest:file-entry manifest:full-path="Pictures/1000020100000230000001A49650E9299D8D7AC4.png" manifest:media-type="image/png"/>
  <manifest:file-entry manifest:full-path="Pictures/1000020100000230000001A4C9B3D2D991F2B1D2.png" manifest:media-type="image/png"/>
  <manifest:file-entry manifest:full-path="Pictures/1000020100000230000001A4C452698E525038A7.png" manifest:media-type="image/png"/>
  <manifest:file-entry manifest:full-path="Pictures/1000020100000230000001A4A6C7197D54CB21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f9ee4" officeooo:paragraph-rsid="001f9ee4"/>
    </style:style>
    <style:style style:name="P2" style:family="paragraph" style:parent-style-name="Text_20_body">
      <style:text-properties officeooo:rsid="00210ee0" officeooo:paragraph-rsid="00210ee0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Preformatted_20_Text">
      <style:text-properties officeooo:rsid="001f9ee4" officeooo:paragraph-rsid="001f9ee4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Title">
      <style:text-properties officeooo:rsid="001f9ee4" officeooo:paragraph-rsid="001f9ee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11</text:p>
      <text:p text:style-name="P1"><text:tab/><text:tab/><text:tab/><text:tab/><text:tab/><text:tab/>Roll no. - 170123057</text:p>
      <text:p text:style-name="P4">Q1(a)</text:p>
      <text:p text:style-name="P3"><draw:frame draw:style-name="fr1" draw:name="Image1" text:anchor-type="as-char" svg:width="14.817cm" svg:height="11.113cm" draw:z-index="0"><draw:image xlink:href="Pictures/1000020100000230000001A46FAD60546E18A0E6.png" xlink:type="simple" xlink:show="embed" xlink:actuate="onLoad" loext:mime-type="image/png"/></draw:frame></text:p>
      <text:p text:style-name="P3"><draw:frame draw:style-name="fr1" draw:name="Image2" text:anchor-type="as-char" svg:width="14.817cm" svg:height="11.113cm" draw:z-index="1"><draw:image xlink:href="Pictures/1000020100000230000001A49650E9299D8D7AC4.png" xlink:type="simple" xlink:show="embed" xlink:actuate="onLoad" loext:mime-type="image/png"/></draw:frame></text:p>
      <text:p text:style-name="Text_20_body"><text:soft-page-break/><draw:frame draw:style-name="fr1" draw:name="Image3" text:anchor-type="as-char" svg:width="14.817cm" svg:height="11.113cm" draw:z-index="2"><draw:image xlink:href="Pictures/1000020100000230000001A4578351759A3548ED.png" xlink:type="simple" xlink:show="embed" xlink:actuate="onLoad" loext:mime-type="image/png"/></draw:frame></text:p>
      <text:p text:style-name="Text_20_body"/>
      <text:p text:style-name="Text_20_body"/>
      <text:p text:style-name="P5">Q1(b)</text:p>
      <text:p text:style-name="P3"><draw:frame draw:style-name="fr1" draw:name="Image4" text:anchor-type="as-char" svg:width="14.817cm" svg:height="11.113cm" draw:z-index="3"><draw:image xlink:href="Pictures/1000020100000230000001A4C16B5672CCC1C5EB.png" xlink:type="simple" xlink:show="embed" xlink:actuate="onLoad" loext:mime-type="image/png"/></draw:frame></text:p>
      <text:p text:style-name="P3"><text:soft-page-break/><draw:frame draw:style-name="fr1" draw:name="Image5" text:anchor-type="as-char" svg:width="14.817cm" svg:height="11.113cm" draw:z-index="4"><draw:image xlink:href="Pictures/1000020100000230000001A4B46C0F774BAD1BE1.png" xlink:type="simple" xlink:show="embed" xlink:actuate="onLoad" loext:mime-type="image/png"/></draw:frame></text:p>
      <text:p text:style-name="Text_20_body"><draw:frame draw:style-name="fr1" draw:name="Image6" text:anchor-type="as-char" svg:width="14.817cm" svg:height="11.113cm" draw:z-index="5"><draw:image xlink:href="Pictures/1000020100000230000001A45A7D5E3205A32ED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P5"><text:soft-page-break/>Q1(c)</text:p>
      <text:p text:style-name="P3"><draw:frame draw:style-name="fr1" draw:name="Image7" text:anchor-type="as-char" svg:width="14.817cm" svg:height="11.113cm" draw:z-index="6"><draw:image xlink:href="Pictures/1000020100000230000001A4A8859EEF23D8C108.png" xlink:type="simple" xlink:show="embed" xlink:actuate="onLoad" loext:mime-type="image/png"/></draw:frame></text:p>
      <text:p text:style-name="P3"><draw:frame draw:style-name="fr1" draw:name="Image8" text:anchor-type="as-char" svg:width="14.817cm" svg:height="11.113cm" draw:z-index="7"><draw:image xlink:href="Pictures/1000020100000230000001A4AEAEBACABA07CCB5.png" xlink:type="simple" xlink:show="embed" xlink:actuate="onLoad" loext:mime-type="image/png"/></draw:frame></text:p>
      <text:p text:style-name="Text_20_body"><text:soft-page-break/><draw:frame draw:style-name="fr1" draw:name="Image9" text:anchor-type="as-char" svg:width="14.817cm" svg:height="11.113cm" draw:z-index="8"><draw:image xlink:href="Pictures/1000020100000230000001A4D0614FD255130DEA.png" xlink:type="simple" xlink:show="embed" xlink:actuate="onLoad" loext:mime-type="image/png"/></draw:frame></text:p>
      <text:p text:style-name="P5">Q1(d)</text:p>
      <text:p text:style-name="P3"><draw:frame draw:style-name="fr1" draw:name="Image10" text:anchor-type="as-char" svg:width="14.817cm" svg:height="11.113cm" draw:z-index="9"><draw:image xlink:href="Pictures/1000020100000230000001A41F988B7E877F2068.png" xlink:type="simple" xlink:show="embed" xlink:actuate="onLoad" loext:mime-type="image/png"/></draw:frame></text:p>
      <text:p text:style-name="P3"><text:soft-page-break/><draw:frame draw:style-name="fr1" draw:name="Image11" text:anchor-type="as-char" svg:width="14.817cm" svg:height="11.113cm" draw:z-index="10"><draw:image xlink:href="Pictures/1000020100000230000001A498C4817847F8ABF4.png" xlink:type="simple" xlink:show="embed" xlink:actuate="onLoad" loext:mime-type="image/png"/></draw:frame></text:p>
      <text:p text:style-name="Text_20_body"><draw:frame draw:style-name="fr1" draw:name="Image12" text:anchor-type="as-char" svg:width="14.817cm" svg:height="11.113cm" draw:z-index="11"><draw:image xlink:href="Pictures/1000020100000230000001A417837D4163AF73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<text:soft-page-break/>Q3</text:p>
      <text:p text:style-name="P2"><draw:frame draw:style-name="fr1" draw:name="Image13" text:anchor-type="as-char" svg:width="14.817cm" svg:height="11.113cm" draw:z-index="13"><draw:image xlink:href="Pictures/1000020100000230000001A4C452698E525038A7.png" xlink:type="simple" xlink:show="embed" xlink:actuate="onLoad" loext:mime-type="image/png"/></draw:frame></text:p>
      <text:p text:style-name="Text_20_body"><draw:frame draw:style-name="fr1" draw:name="Image14" text:anchor-type="as-char" svg:width="14.817cm" svg:height="11.113cm" draw:z-index="12"><draw:image xlink:href="Pictures/1000020100000230000001A45528D199730E287B.png" xlink:type="simple" xlink:show="embed" xlink:actuate="onLoad" loext:mime-type="image/png"/></draw:frame></text:p>
      <text:p text:style-name="P2"/>
      <text:p text:style-name="P2"/>
      <text:p text:style-name="P2"><text:soft-page-break/>Q4</text:p>
      <text:p text:style-name="P2"><draw:frame draw:style-name="fr1" draw:name="Image15" text:anchor-type="as-char" svg:width="14.817cm" svg:height="11.113cm" draw:z-index="17"><draw:image xlink:href="Pictures/1000020100000230000001A4C9B3D2D991F2B1D2.png" xlink:type="simple" xlink:show="embed" xlink:actuate="onLoad" loext:mime-type="image/png"/></draw:frame></text:p>
      <text:p text:style-name="Text_20_body"><draw:frame draw:style-name="fr1" draw:name="Image16" text:anchor-type="as-char" svg:width="14.817cm" svg:height="11.113cm" draw:z-index="14"><draw:image xlink:href="Pictures/1000020100000230000001A4A6C7197D54CB21F5.png" xlink:type="simple" xlink:show="embed" xlink:actuate="onLoad" loext:mime-type="image/png"/></draw:frame></text:p>
      <text:p text:style-name="Text_20_body"><text:soft-page-break/><draw:frame draw:style-name="fr1" draw:name="Image17" text:anchor-type="as-char" svg:width="14.817cm" svg:height="11.113cm" draw:z-index="15"><draw:image xlink:href="Pictures/1000020100000230000001A4A544FFC671682A45.png" xlink:type="simple" xlink:show="embed" xlink:actuate="onLoad" loext:mime-type="image/png"/></draw:frame></text:p>
      <text:p text:style-name="Text_20_body"><draw:frame draw:style-name="fr1" draw:name="Image18" text:anchor-type="as-char" svg:width="14.817cm" svg:height="11.113cm" draw:z-index="16"><draw:image xlink:href="Pictures/1000020100000230000001A4B489080C3482146F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7:47:56.105455830</meta:creation-date>
    <dc:date>2019-11-15T18:12:58.453590867</dc:date>
    <meta:editing-duration>PT14M53S</meta:editing-duration>
    <meta:editing-cycles>2</meta:editing-cycles>
    <meta:generator>LibreOffice/6.0.7.3$Linux_X86_64 LibreOffice_project/00m0$Build-3</meta:generator>
    <meta:document-statistic meta:table-count="0" meta:image-count="18" meta:object-count="0" meta:page-count="9" meta:paragraph-count="26" meta:word-count="12" meta:character-count="56" meta:non-whitespace-character-count="46"/>
  </office:meta>
</office:document-meta>
</file>